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Monospace" svg:font-family="Monospace"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left="0cm" fo:margin-right="0cm" fo:text-align="start" style:justify-single-word="false" fo:text-indent="0cm" style:auto-text-indent="false"/>
      <style:text-properties fo:color="#000000" style:font-name="DejaVu Sans" fo:font-size="10pt" style:font-size-asian="10pt" style:font-size-complex="10pt"/>
    </style:style>
    <style:style style:name="P2" style:family="paragraph" style:parent-style-name="Standard">
      <style:paragraph-properties fo:margin-left="0cm" fo:margin-right="0cm" fo:text-align="start" style:justify-single-word="false" fo:text-indent="0cm" style:auto-text-indent="false"/>
      <style:text-properties fo:color="#000000" style:font-name="DejaVu Sans" fo:font-size="10pt" style:text-underline-style="solid" style:text-underline-width="auto" style:text-underline-color="font-color" fo:font-weight="bold" style:font-size-asian="10pt" style:font-weight-asian="bold" style:font-size-complex="10pt" style:font-weight-complex="bold"/>
    </style:style>
    <style:style style:name="P3" style:family="paragraph" style:parent-style-name="Standard">
      <style:text-properties fo:color="#000000" style:font-name="DejaVu Sans" fo:font-size="10pt" style:font-size-asian="10pt" style:font-size-complex="10pt"/>
    </style:style>
    <style:style style:name="P4" style:family="paragraph" style:parent-style-name="Standard">
      <style:text-properties style:font-name="DejaVu Sans" fo:font-size="10pt" style:font-size-asian="10pt" style:font-size-complex="10pt"/>
    </style:style>
    <style:style style:name="P5" style:family="paragraph" style:parent-style-name="Standard">
      <style:text-properties style:font-name="DejaVu Sans" fo:font-size="10pt" officeooo:rsid="000bc575" officeooo:paragraph-rsid="000bc575" style:font-size-asian="10pt" style:font-size-complex="10pt"/>
    </style:style>
    <style:style style:name="P6" style:family="paragraph" style:parent-style-name="Standard">
      <style:text-properties style:font-name="DejaVu Sans" fo:font-size="10pt" officeooo:paragraph-rsid="000bc575" style:font-size-asian="10pt" style:font-size-complex="10pt"/>
    </style:style>
    <style:style style:name="P7" style:family="paragraph" style:parent-style-name="Standard">
      <style:text-properties style:font-name="DejaVu Sans" fo:font-size="10pt" officeooo:rsid="00166ab5" officeooo:paragraph-rsid="00166ab5" style:font-size-asian="10pt" style:font-size-complex="10pt"/>
    </style:style>
    <style:style style:name="P8" style:family="paragraph" style:parent-style-name="Standard">
      <style:text-properties style:font-name="DejaVu Sans" fo:font-size="10pt" officeooo:paragraph-rsid="00166ab5" style:font-size-asian="10pt" style:font-size-complex="10pt"/>
    </style:style>
    <style:style style:name="P9" style:family="paragraph" style:parent-style-name="Standard">
      <style:text-properties style:font-name="DejaVu Sans" fo:font-size="10pt" officeooo:rsid="001b1fef" officeooo:paragraph-rsid="001b1fef" style:font-size-asian="10pt" style:font-size-complex="10pt"/>
    </style:style>
    <style:style style:name="P10" style:family="paragraph" style:parent-style-name="Standard">
      <style:text-properties style:font-name="DejaVu Sans" fo:font-size="10pt" officeooo:paragraph-rsid="003a8a42" style:font-size-asian="10pt" style:font-size-complex="10pt"/>
    </style:style>
    <style:style style:name="P11" style:family="paragraph" style:parent-style-name="Standard">
      <style:text-properties style:font-name="DejaVu Sans" fo:font-size="10pt" fo:font-weight="bold" style:font-size-asian="10pt" style:font-weight-asian="bold" style:font-size-complex="10pt" style:font-weight-complex="bold"/>
    </style:style>
    <style:style style:name="P12" style:family="paragraph" style:parent-style-name="Standard">
      <style:text-properties style:font-name="DejaVu Sans" fo:font-size="10pt" fo:font-weight="bold" officeooo:paragraph-rsid="0026772d" style:font-size-asian="10pt" style:font-weight-asian="bold" style:font-size-complex="10pt" style:font-weight-complex="bold"/>
    </style:style>
    <style:style style:name="P13" style:family="paragraph" style:parent-style-name="Standard">
      <style:text-properties style:font-name="DejaVu Sans" fo:font-size="10pt" fo:font-weight="bold" officeooo:rsid="001b1fef" officeooo:paragraph-rsid="001b1fef" style:font-size-asian="10pt" style:font-weight-asian="bold" style:font-size-complex="10pt" style:font-weight-complex="bold"/>
    </style:style>
    <style:style style:name="P14" style:family="paragraph" style:parent-style-name="Standard">
      <style:text-properties style:font-name="DejaVu Sans" fo:font-size="10pt" fo:font-weight="bold" officeooo:rsid="001d0522" officeooo:paragraph-rsid="001d0522" style:font-size-asian="10pt" style:font-weight-asian="bold" style:font-size-complex="10pt" style:font-weight-complex="bold"/>
    </style:style>
    <style:style style:name="P15" style:family="paragraph" style:parent-style-name="Standard">
      <style:text-properties style:font-name="DejaVu Sans" fo:font-size="10pt" style:text-underline-style="solid" style:text-underline-width="auto" style:text-underline-color="font-color" fo:font-weight="bold" style:font-size-asian="10pt" style:font-weight-asian="bold" style:font-size-complex="10pt" style:font-weight-complex="bold"/>
    </style:style>
    <style:style style:name="P16" style:family="paragraph" style:parent-style-name="Standard">
      <style:text-properties style:font-name="DejaVu Sans" fo:font-size="10pt" fo:font-weight="normal" style:font-size-asian="10pt" style:font-weight-asian="normal" style:font-size-complex="10pt" style:font-weight-complex="normal"/>
    </style:style>
    <style:style style:name="P17" style:family="paragraph" style:parent-style-name="Standard">
      <style:text-properties style:font-name="DejaVu Sans" fo:font-size="10pt" fo:font-weight="normal" officeooo:rsid="001d0522" officeooo:paragraph-rsid="001b1fef" style:font-size-asian="10pt" style:font-weight-asian="normal" style:font-size-complex="10pt" style:font-weight-complex="normal"/>
    </style:style>
    <style:style style:name="P18" style:family="paragraph" style:parent-style-name="Standard">
      <style:text-properties style:font-name="DejaVu Sans" fo:font-size="10pt" fo:font-weight="normal" officeooo:rsid="001d0522" officeooo:paragraph-rsid="001d0522" style:font-size-asian="10pt" style:font-weight-asian="normal" style:font-size-complex="10pt" style:font-weight-complex="normal"/>
    </style:style>
    <style:style style:name="P19" style:family="paragraph" style:parent-style-name="Standard">
      <style:paragraph-properties fo:margin-left="0cm" fo:margin-right="0cm" fo:text-align="start" style:justify-single-word="false" fo:text-indent="0cm" style:auto-text-indent="false"/>
      <style:text-properties fo:color="#000000" style:font-name="DejaVu Sans" fo:font-size="10pt" style:font-size-asian="10pt" style:font-size-complex="10pt"/>
    </style:style>
    <style:style style:name="P20" style:family="paragraph" style:parent-style-name="Standard">
      <style:paragraph-properties fo:margin-left="0cm" fo:margin-right="0cm" fo:text-align="start" style:justify-single-word="false" fo:text-indent="0cm" style:auto-text-indent="false"/>
    </style:style>
    <style:style style:name="P21" style:family="paragraph" style:parent-style-name="Standard">
      <style:paragraph-properties fo:margin-left="0cm" fo:margin-right="0cm" fo:text-align="start" style:justify-single-word="false" fo:text-indent="0cm" style:auto-text-indent="false"/>
      <style:text-properties officeooo:paragraph-rsid="0048dc65"/>
    </style:style>
    <style:style style:name="T1" style:family="text">
      <style:text-properties fo:color="#000000"/>
    </style:style>
    <style:style style:name="T2" style:family="text">
      <style:text-properties fo:color="#000000" officeooo:rsid="0016343a"/>
    </style:style>
    <style:style style:name="T3" style:family="text">
      <style:text-properties fo:color="#000000" officeooo:rsid="0016e72e"/>
    </style:style>
    <style:style style:name="T4" style:family="text">
      <style:text-properties fo:color="#000000" style:font-name="Monospace" fo:font-size="10pt" style:font-size-asian="10pt"/>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fo:font-weight="normal" officeooo:rsid="001d0522" style:font-weight-asian="normal" style:font-weight-complex="normal"/>
    </style:style>
    <style:style style:name="T8" style:family="text">
      <style:text-properties fo:font-weight="normal" officeooo:rsid="002a37c7" style:font-weight-asian="normal" style:font-weight-complex="normal"/>
    </style:style>
    <style:style style:name="T9" style:family="text">
      <style:text-properties officeooo:rsid="001e130a"/>
    </style:style>
    <style:style style:name="T10" style:family="text">
      <style:text-properties officeooo:rsid="0028973c"/>
    </style:style>
    <style:style style:name="T11" style:family="text">
      <style:text-properties officeooo:rsid="002bcb09"/>
    </style:style>
    <style:style style:name="T12" style:family="text">
      <style:text-properties officeooo:rsid="002f466f"/>
    </style:style>
    <style:style style:name="T13" style:family="text">
      <style:text-properties officeooo:rsid="0030daf6"/>
    </style:style>
    <style:style style:name="T14" style:family="text">
      <style:text-properties officeooo:rsid="0044d732"/>
    </style:style>
    <style:style style:name="T15" style:family="text">
      <style:text-properties style:font-name="Monospac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COMP307 ASSIGNMENT 1</text:p>
      <text:p text:style-name="P5">Karu Skipper : 300417869</text:p>
      <text:p text:style-name="P5"/>
      <text:p text:style-name="P6"/>
      <text:p text:style-name="P12">1. Report the class labels of each instance in the test set predicted by the basic nearest neighbour method (where k=1), and the classification accuracy on the test set of the basic nearest neighbour method.</text:p>
      <text:p text:style-name="P4"/>
      <text:p text:style-name="P1">Predicted: Iris-setosa | Actual: Iris-setosa</text:p>
      <text:p text:style-name="P1">Predicted: Iris-setosa | Actual: Iris-setosa</text:p>
      <text:p text:style-name="P1">Predicted: Iris-setosa | Actual: Iris-setosa</text:p>
      <text:p text:style-name="P1">Predicted: Iris-setosa | Actual: Iris-setosa</text:p>
      <text:p text:style-name="P1">Predicted: Iris-setosa | Actual: Iris-setosa</text:p>
      <text:p text:style-name="P1">Predicted: Iris-setosa | Actual: Iris-setosa</text:p>
      <text:p text:style-name="P1">Predicted: Iris-setosa | Actual: Iris-setosa</text:p>
      <text:p text:style-name="P1">Predicted: Iris-setosa | Actual: Iris-setosa</text:p>
      <text:p text:style-name="P1">Predicted: Iris-setosa | Actual: Iris-setosa</text:p>
      <text:p text:style-name="P1">Predicted: Iris-setosa | Actual: Iris-setosa</text:p>
      <text:p text:style-name="P1">Predicted: Iris-setosa | Actual: Iris-setosa</text:p>
      <text:p text:style-name="P1">Predicted: Iris-setosa | Actual: Iris-setosa</text:p>
      <text:p text:style-name="P1">Predicted: Iris-setosa | Actual: Iris-setosa</text:p>
      <text:p text:style-name="P1">Predicted: Iris-setosa | Actual: Iris-setosa</text:p>
      <text:p text:style-name="P1">Predicted: Iris-setosa | Actual: Iris-setosa</text:p>
      <text:p text:style-name="P1">Predicted: Iris-setosa | Actual: Iris-setosa</text:p>
      <text:p text:style-name="P1">Predicted: Iris-setosa | Actual: Iris-setosa</text:p>
      <text:p text:style-name="P1">Predicted: Iris-setosa | Actual: Iris-setosa</text:p>
      <text:p text:style-name="P1">Predicted: Iris-setosa | Actual: Iris-setosa</text:p>
      <text:p text:style-name="P1">Predicted: Iris-setosa | Actual: Iris-setosa</text:p>
      <text:p text:style-name="P1">Predicted: Iris-setosa | Actual: Iris-setosa</text:p>
      <text:p text:style-name="P1">Predicted: Iris-setosa | Actual: Iris-setosa</text:p>
      <text:p text:style-name="P1">Predicted: Iris-setosa | Actual: Iris-setosa</text:p>
      <text:p text:style-name="P1">Predicted: Iris-setosa | Actual: Iris-setosa</text:p>
      <text:p text:style-name="P1">Predicted: Iris-setosa | Actual: Iris-setosa</text:p>
      <text:p text:style-name="P1">Predicted: Iris-versicolor | Actual: Iris-versicolor</text:p>
      <text:p text:style-name="P1">Predicted: Iris-versicolor | Actual: Iris-versicolor</text:p>
      <text:p text:style-name="P1">Predicted: Iris-versicolor | Actual: Iris-versicolor</text:p>
      <text:p text:style-name="P1">Predicted: Iris-versicolor | Actual: Iris-versicolor</text:p>
      <text:p text:style-name="P1">Predicted: Iris-versicolor | Actual: Iris-versicolor</text:p>
      <text:p text:style-name="P1">Predicted: Iris-versicolor | Actual: Iris-versicolor</text:p>
      <text:p text:style-name="P1">Predicted: Iris-versicolor | Actual: Iris-versicolor</text:p>
      <text:p text:style-name="P1">Predicted: Iris-versicolor | Actual: Iris-versicolor</text:p>
      <text:p text:style-name="P1">Predicted: Iris-virginica | Actual: Iris-versicolor</text:p>
      <text:p text:style-name="P1">Predicted: Iris-versicolor | Actual: Iris-versicolor</text:p>
      <text:p text:style-name="P1">Predicted: Iris-versicolor | Actual: Iris-versicolor</text:p>
      <text:p text:style-name="P1">Predicted: Iris-versicolor | Actual: Iris-versicolor</text:p>
      <text:p text:style-name="P1">Predicted: Iris-versicolor | Actual: Iris-versicolor</text:p>
      <text:p text:style-name="P1">Predicted: Iris-versicolor | Actual: Iris-versicolor</text:p>
      <text:p text:style-name="P1">Predicted: Iris-versicolor | Actual: Iris-versicolor</text:p>
      <text:p text:style-name="P1">Predicted: Iris-versicolor | Actual: Iris-versicolor</text:p>
      <text:p text:style-name="P1">Predicted: Iris-versicolor | Actual: Iris-versicolor</text:p>
      <text:p text:style-name="P1">Predicted: Iris-versicolor | Actual: Iris-versicolor</text:p>
      <text:p text:style-name="P1">Predicted: Iris-versicolor | Actual: Iris-versicolor</text:p>
      <text:p text:style-name="P1">Predicted: Iris-versicolor | Actual: Iris-versicolor</text:p>
      <text:p text:style-name="P1">Predicted: Iris-versicolor | Actual: Iris-versicolor</text:p>
      <text:p text:style-name="P1">Predicted: Iris-versicolor | Actual: Iris-versicolor</text:p>
      <text:p text:style-name="P1">Predicted: Iris-versicolor | Actual: Iris-versicolor</text:p>
      <text:p text:style-name="P1">Predicted: Iris-versicolor | Actual: Iris-versicolor</text:p>
      <text:p text:style-name="P1">Predicted: Iris-versicolor | Actual: Iris-versicolor</text:p>
      <text:p text:style-name="P1">Predicted: Iris-virginica | Actual: Iris-virginica</text:p>
      <text:p text:style-name="P1">Predicted: Iris-versicolor | Actual: Iris-virginica</text:p>
      <text:p text:style-name="P1">Predicted: Iris-versicolor | Actual: Iris-virginica</text:p>
      <text:p text:style-name="P1">Predicted: Iris-virginica | Actual: Iris-virginica</text:p>
      <text:p text:style-name="P1"><text:soft-page-break/>Predicted: Iris-virginica | Actual: Iris-virginica</text:p>
      <text:p text:style-name="P1">Predicted: Iris-virginica | Actual: Iris-virginica</text:p>
      <text:p text:style-name="P1">Predicted: Iris-virginica | Actual: Iris-virginica</text:p>
      <text:p text:style-name="P1">Predicted: Iris-virginica | Actual: Iris-virginica</text:p>
      <text:p text:style-name="P1">Predicted: Iris-virginica | Actual: Iris-virginica</text:p>
      <text:p text:style-name="P1">Predicted: Iris-virginica | Actual: Iris-virginica</text:p>
      <text:p text:style-name="P1">Predicted: Iris-virginica | Actual: Iris-virginica</text:p>
      <text:p text:style-name="P1">Predicted: Iris-virginica | Actual: Iris-virginica</text:p>
      <text:p text:style-name="P1">Predicted: Iris-virginica | Actual: Iris-virginica</text:p>
      <text:p text:style-name="P1">Predicted: Iris-versicolor | Actual: Iris-virginica</text:p>
      <text:p text:style-name="P1">Predicted: Iris-virginica | Actual: Iris-virginica</text:p>
      <text:p text:style-name="P1">Predicted: Iris-virginica | Actual: Iris-virginica</text:p>
      <text:p text:style-name="P1">Predicted: Iris-versicolor | Actual: Iris-virginica</text:p>
      <text:p text:style-name="P1">Predicted: Iris-virginica | Actual: Iris-virginica</text:p>
      <text:p text:style-name="P1">Predicted: Iris-virginica | Actual: Iris-virginica</text:p>
      <text:p text:style-name="P1">Predicted: Iris-virginica | Actual: Iris-virginica</text:p>
      <text:p text:style-name="P1">Predicted: Iris-virginica | Actual: Iris-virginica</text:p>
      <text:p text:style-name="P1">Predicted: Iris-versicolor | Actual: Iris-virginica</text:p>
      <text:p text:style-name="P1">Predicted: Iris-virginica | Actual: Iris-virginica</text:p>
      <text:p text:style-name="P1">Predicted: Iris-virginica | Actual: Iris-virginica</text:p>
      <text:p text:style-name="P1">Predicted: Iris-virginica | Actual: Iris-virginica</text:p>
      <text:p text:style-name="P1"/>
      <text:p text:style-name="P1"/>
      <text:p text:style-name="P2">Accuracy: 92.0%</text:p>
      <text:p text:style-name="P4"/>
      <text:p text:style-name="P11">2. Report the classification accuracy on the test set of the k-nearest neighbour method where k=3, and compare and comment on the performance of the two classifiers (k=1 and k=3)</text:p>
      <text:p text:style-name="P4"/>
      <text:p text:style-name="P1">Predicted: Iris-setosa | Actual: Iris-setosa</text:p>
      <text:p text:style-name="P1">Predicted: Iris-setosa | Actual: Iris-setosa</text:p>
      <text:p text:style-name="P1">Predicted: Iris-setosa | Actual: Iris-setosa</text:p>
      <text:p text:style-name="P1">Predicted: Iris-setosa | Actual: Iris-setosa</text:p>
      <text:p text:style-name="P1">Predicted: Iris-setosa | Actual: Iris-setosa</text:p>
      <text:p text:style-name="P1">Predicted: Iris-setosa | Actual: Iris-setosa</text:p>
      <text:p text:style-name="P1">Predicted: Iris-setosa | Actual: Iris-setosa</text:p>
      <text:p text:style-name="P1">Predicted: Iris-setosa | Actual: Iris-setosa</text:p>
      <text:p text:style-name="P1">Predicted: Iris-setosa | Actual: Iris-setosa</text:p>
      <text:p text:style-name="P1">Predicted: Iris-setosa | Actual: Iris-setosa</text:p>
      <text:p text:style-name="P1">Predicted: Iris-setosa | Actual: Iris-setosa</text:p>
      <text:p text:style-name="P1">Predicted: Iris-setosa | Actual: Iris-setosa</text:p>
      <text:p text:style-name="P1">Predicted: Iris-setosa | Actual: Iris-setosa</text:p>
      <text:p text:style-name="P1">Predicted: Iris-setosa | Actual: Iris-setosa</text:p>
      <text:p text:style-name="P1">Predicted: Iris-setosa | Actual: Iris-setosa</text:p>
      <text:p text:style-name="P1">Predicted: Iris-setosa | Actual: Iris-setosa</text:p>
      <text:p text:style-name="P1">Predicted: Iris-setosa | Actual: Iris-setosa</text:p>
      <text:p text:style-name="P1">Predicted: Iris-setosa | Actual: Iris-setosa</text:p>
      <text:p text:style-name="P1">Predicted: Iris-setosa | Actual: Iris-setosa</text:p>
      <text:p text:style-name="P1">Predicted: Iris-setosa | Actual: Iris-setosa</text:p>
      <text:p text:style-name="P1">Predicted: Iris-setosa | Actual: Iris-setosa</text:p>
      <text:p text:style-name="P1">Predicted: Iris-setosa | Actual: Iris-setosa</text:p>
      <text:p text:style-name="P1">Predicted: Iris-setosa | Actual: Iris-setosa</text:p>
      <text:p text:style-name="P1">Predicted: Iris-setosa | Actual: Iris-setosa</text:p>
      <text:p text:style-name="P1">Predicted: Iris-setosa | Actual: Iris-setosa</text:p>
      <text:p text:style-name="P1">Predicted: Iris-versicolor | Actual: Iris-versicolor</text:p>
      <text:p text:style-name="P1">Predicted: Iris-versicolor | Actual: Iris-versicolor</text:p>
      <text:p text:style-name="P1">Predicted: Iris-versicolor | Actual: Iris-versicolor</text:p>
      <text:p text:style-name="P1">Predicted: Iris-versicolor | Actual: Iris-versicolor</text:p>
      <text:p text:style-name="P1">Predicted: Iris-versicolor | Actual: Iris-versicolor</text:p>
      <text:p text:style-name="P1">Predicted: Iris-versicolor | Actual: Iris-versicolor</text:p>
      <text:p text:style-name="P1">Predicted: Iris-versicolor | Actual: Iris-versicolor</text:p>
      <text:p text:style-name="P1">Predicted: Iris-versicolor | Actual: Iris-versicolor</text:p>
      <text:p text:style-name="P1"><text:soft-page-break/>Predicted: Iris-virginica | Actual: Iris-versicolor</text:p>
      <text:p text:style-name="P1">Predicted: Iris-versicolor | Actual: Iris-versicolor</text:p>
      <text:p text:style-name="P1">Predicted: Iris-versicolor | Actual: Iris-versicolor</text:p>
      <text:p text:style-name="P1">Predicted: Iris-versicolor | Actual: Iris-versicolor</text:p>
      <text:p text:style-name="P1">Predicted: Iris-versicolor | Actual: Iris-versicolor</text:p>
      <text:p text:style-name="P1">Predicted: Iris-versicolor | Actual: Iris-versicolor</text:p>
      <text:p text:style-name="P1">Predicted: Iris-versicolor | Actual: Iris-versicolor</text:p>
      <text:p text:style-name="P1">Predicted: Iris-versicolor | Actual: Iris-versicolor</text:p>
      <text:p text:style-name="P1">Predicted: Iris-versicolor | Actual: Iris-versicolor</text:p>
      <text:p text:style-name="P1">Predicted: Iris-versicolor | Actual: Iris-versicolor</text:p>
      <text:p text:style-name="P1">Predicted: Iris-versicolor | Actual: Iris-versicolor</text:p>
      <text:p text:style-name="P1">Predicted: Iris-versicolor | Actual: Iris-versicolor</text:p>
      <text:p text:style-name="P1">Predicted: Iris-versicolor | Actual: Iris-versicolor</text:p>
      <text:p text:style-name="P1">Predicted: Iris-versicolor | Actual: Iris-versicolor</text:p>
      <text:p text:style-name="P1">Predicted: Iris-versicolor | Actual: Iris-versicolor</text:p>
      <text:p text:style-name="P1">Predicted: Iris-versicolor | Actual: Iris-versicolor</text:p>
      <text:p text:style-name="P1">Predicted: Iris-versicolor | Actual: Iris-versicolor</text:p>
      <text:p text:style-name="P1">Predicted: Iris-virginica | Actual: Iris-virginica</text:p>
      <text:p text:style-name="P1">Predicted: Iris-versicolor | Actual: Iris-virginica</text:p>
      <text:p text:style-name="P1">Predicted: Iris-versicolor | Actual: Iris-virginica</text:p>
      <text:p text:style-name="P1">Predicted: Iris-virginica | Actual: Iris-virginica</text:p>
      <text:p text:style-name="P1">Predicted: Iris-virginica | Actual: Iris-virginica</text:p>
      <text:p text:style-name="P1">Predicted: Iris-virginica | Actual: Iris-virginica</text:p>
      <text:p text:style-name="P1">Predicted: Iris-virginica | Actual: Iris-virginica</text:p>
      <text:p text:style-name="P1">Predicted: Iris-virginica | Actual: Iris-virginica</text:p>
      <text:p text:style-name="P1">Predicted: Iris-virginica | Actual: Iris-virginica</text:p>
      <text:p text:style-name="P1">Predicted: Iris-virginica | Actual: Iris-virginica</text:p>
      <text:p text:style-name="P1">Predicted: Iris-virginica | Actual: Iris-virginica</text:p>
      <text:p text:style-name="P1">Predicted: Iris-virginica | Actual: Iris-virginica</text:p>
      <text:p text:style-name="P1">Predicted: Iris-virginica | Actual: Iris-virginica</text:p>
      <text:p text:style-name="P1">Predicted: Iris-versicolor | Actual: Iris-virginica</text:p>
      <text:p text:style-name="P1">Predicted: Iris-virginica | Actual: Iris-virginica</text:p>
      <text:p text:style-name="P1">Predicted: Iris-virginica | Actual: Iris-virginica</text:p>
      <text:p text:style-name="P1">Predicted: Iris-versicolor | Actual: Iris-virginica</text:p>
      <text:p text:style-name="P1">Predicted: Iris-virginica | Actual: Iris-virginica</text:p>
      <text:p text:style-name="P1">Predicted: Iris-virginica | Actual: Iris-virginica</text:p>
      <text:p text:style-name="P1">Predicted: Iris-virginica | Actual: Iris-virginica</text:p>
      <text:p text:style-name="P1">Predicted: Iris-virginica | Actual: Iris-virginica</text:p>
      <text:p text:style-name="P1">Predicted: Iris-virginica | Actual: Iris-virginica</text:p>
      <text:p text:style-name="P1">Predicted: Iris-virginica | Actual: Iris-virginica</text:p>
      <text:p text:style-name="P1">Predicted: Iris-virginica | Actual: Iris-virginica</text:p>
      <text:p text:style-name="P1">Predicted: Iris-virginica | Actual: Iris-virginica</text:p>
      <text:p text:style-name="P1"/>
      <text:p text:style-name="P15"><text:span text:style-name="T1">Accuracy: 93.3</text:span><text:span text:style-name="T2">3</text:span><text:span text:style-name="T1">%</text:span></text:p>
      <text:p text:style-name="P3"/>
      <text:p text:style-name="P7"><text:span text:style-name="T1">Here we see a 2.33% increase from k = 1 to k = 3. </text:span><text:span text:style-name="T3">This is because we include more neighbours nearby which are likely to include the same characteristics as the predicted flower. However, if we increase the number of neighbours past a certain threshold e.g k = 9 for this example. We will see a slight accuraccy decrease.</text:span></text:p>
      <text:p text:style-name="P8"/>
      <text:p text:style-name="P11">3. Discuss the main advantages and disadvantages of k-Nearest Neighbour method.</text:p>
      <text:p text:style-name="P4"/>
      <text:p text:style-name="P13">Pros :</text:p>
      <text:p text:style-name="P9"><text:span text:style-name="T5">- </text:span><text:span text:style-name="T7">Easy algorithm to implement</text:span></text:p>
      <text:p text:style-name="P9"><text:span text:style-name="T7">- </text:span><text:span text:style-name="T8">Very accurate with large data sets</text:span></text:p>
      <text:p text:style-name="P17"/>
      <text:p text:style-name="P14">Cons :</text:p>
      <text:p text:style-name="P18">- Can be CPU instensive on large data sets</text:p>
      <text:p text:style-name="P18">- <text:span text:style-name="T9">Greedy algorithm</text:span></text:p>
      <text:p text:style-name="P18">- <text:span text:style-name="T10">Need to determine best k value</text:span></text:p>
      <text:p text:style-name="P4"/>
      <text:p text:style-name="P4"/>
      <text:p text:style-name="P11"><text:soft-page-break/>4. Assuming that you are asked to apply the k-fold cross validation method for the above problem with k=5, what would you do? State the major steps.</text:p>
      <text:p text:style-name="P4"/>
      <text:p text:style-name="P4">1. <text:span text:style-name="T11">Create 5 subsets of the current set. (Since k=5)</text:span></text:p>
      <text:p text:style-name="P4">2. <text:span text:style-name="T13">Make 1 of the sub-sets the test set.</text:span></text:p>
      <text:p text:style-name="P4">3. <text:span text:style-name="T12">Have the other 4 subsets as training sets.</text:span></text:p>
      <text:p text:style-name="P4">4. Train the classifier with the training set.</text:p>
      <text:p text:style-name="P4">5. Apply to the test set.</text:p>
      <text:p text:style-name="P4">6. Repeat for each of the other 4 subsets.</text:p>
      <text:p text:style-name="P4">7. Average the results.</text:p>
      <text:p text:style-name="P4"/>
      <text:p text:style-name="P11">5. In the above problem, assuming that the class labels are not available in the training set and the test set, and that there are three clusters, which method would you use to group the examples in the data set? State the major steps.</text:p>
      <text:p text:style-name="P11"/>
      <text:p text:style-name="P11"/>
      <text:p text:style-name="P11">K-means Clustering – <text:span text:style-name="T14">Steps taken from lecture slides</text:span></text:p>
      <text:p text:style-name="P10"><text:span text:style-name="T6">1. </text:span>Set k initial “means” randomly from the data set.</text:p>
      <text:p text:style-name="P16">2. Create k clusters by associating every instance with the nearest mean based on a distance measure.</text:p>
      <text:p text:style-name="P16">3. Replace the old means with the centroid of each of the k clusters (as the new means). </text:p>
      <text:p text:style-name="P16">4. Repeat the above two steps until convergence (no change in each cluster center). </text:p>
      <text:p text:style-name="P16"/>
      <text:p text:style-name="P4"/>
      <text:p text:style-name="P4"/>
      <text:p text:style-name="P11">6. (Optional, bonus 5 marks) Implement the clustering method abov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Monospace" svg:font-family="Monospace"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NZ"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NZ"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01T14:42:00.810963343</meta:creation-date>
    <dc:date>2019-04-01T16:42:44.222339604</dc:date>
    <meta:editing-duration>PT1H31M11S</meta:editing-duration>
    <meta:editing-cycles>67</meta:editing-cycles>
    <meta:generator>LibreOffice/6.0.7.3$Linux_X86_64 LibreOffice_project/00m0$Build-3</meta:generator>
    <meta:document-statistic meta:table-count="0" meta:image-count="0" meta:object-count="0" meta:page-count="4" meta:paragraph-count="180" meta:word-count="1134" meta:character-count="9434" meta:non-whitespace-character-count="8477"/>
  </office:meta>
</office:document-meta>
</file>